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&gt; den = conv ([0.1 1],[0.5 1]);</text:p>
      <text:p text:style-name="Standard">&gt;&gt; den = conv (den,[0.2 1])</text:p>
      <text:p text:style-name="Standard"/>
      <text:p text:style-name="Standard">den =</text:p>
      <text:p text:style-name="Standard"/>
      <text:p text:style-name="Standard"><text:s text:c="4"/>0.0100 <text:s text:c="3"/>0.1700 <text:s text:c="3"/>0.8000 <text:s text:c="3"/>1.0000</text:p>
      <text:p text:style-name="Standard"/>
      <text:p text:style-name="Standard">&gt;&gt; margin(30,den)</text:p>
      <text:p text:style-name="Standard">&gt;&gt;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PUC PUCMINAS</meta:initial-creator>
    <meta:creation-date>2011-05-11T11:16:01.59</meta:creation-date>
    <meta:document-statistic meta:table-count="0" meta:image-count="0" meta:object-count="0" meta:page-count="1" meta:paragraph-count="6" meta:word-count="22" meta:character-count="124"/>
    <dc:date>2011-05-11T11:17:57.96</dc:date>
    <dc:creator>IPUC PUCMINAS</dc:creator>
    <meta:editing-duration>PT00H02M00S</meta:editing-duration>
    <meta:editing-cycles>1</meta:editing-cycles>
    <meta:generator>BrOffice.org/3.2$Win32 OpenOffice.org_project/320m18$Build-9502</meta:generator>
  </office:meta>
</office:document-meta>
</file>